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800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background-color="#cfb53b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raw count</text:p>
          </table:table-cell>
          <table:table-cell office:value-type="string" calcext:value-type="string">
            <text:p>adjusted count</text:p>
          </table:table-cell>
          <table:table-cell table:style-name="ce4" office:value-type="string" calcext:value-type="string">
            <text:p>remarks</text:p>
          </table:table-cell>
          <table:table-cell office:value-type="string" calcext:value-type="string">
            <text:p>Source</text:p>
          </table:table-cell>
        </table:table-row>
        <table:table-row table:style-name="ro2">
          <table:table-cell office:value-type="date" office:date-value="1981-08-01" calcext:value-type="date">
            <text:p>08/01/81</text:p>
          </table:table-cell>
          <table:table-cell table:formula="of:=[.C2]" office:value-type="float" office:value="213" calcext:value-type="float">
            <text:p>21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host table</text:p>
          </table:table-cell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82-05-01" calcext:value-type="date">
            <text:p>05/01/82</text:p>
          </table:table-cell>
          <table:table-cell table:formula="of:=[.C3]" office:value-type="float" office:value="235" calcext:value-type="float">
            <text:p>23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83-08-01" calcext:value-type="date">
            <text:p>08/01/83</text:p>
          </table:table-cell>
          <table:table-cell table:formula="of:=[.C4]" office:value-type="float" office:value="562" calcext:value-type="float">
            <text:p>56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84-10-01" calcext:value-type="date">
            <text:p>10/01/84</text:p>
          </table:table-cell>
          <table:table-cell table:formula="of:=[.C5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85-10-01" calcext:value-type="date">
            <text:p>10/01/85</text:p>
          </table:table-cell>
          <table:table-cell table:formula="of:=[.C6]" office:value-type="float" office:value="1961" calcext:value-type="float">
            <text:p>196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86-02-01" calcext:value-type="date">
            <text:p>02/01/86</text:p>
          </table:table-cell>
          <table:table-cell table:formula="of:=[.C7]" office:value-type="float" office:value="2308" calcext:value-type="float">
            <text:p>2308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86-11-01" calcext:value-type="date">
            <text:p>11/01/86</text:p>
          </table:table-cell>
          <table:table-cell table:formula="of:=[.C8]" office:value-type="float" office:value="5089" calcext:value-type="float">
            <text:p>5089</text:p>
          </table:table-cell>
          <table:table-cell office:value-type="float" office:value="5089" calcext:value-type="float">
            <text:p>5089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1">
          <table:table-cell office:value-type="date" office:date-value="1987-12-01" calcext:value-type="date">
            <text:p>12/01/87</text:p>
          </table:table-cell>
          <table:table-cell table:formula="of:=[.C9]" office:value-type="float" office:value="28174" calcext:value-type="float">
            <text:p>28174</text:p>
          </table:table-cell>
          <table:table-cell office:value-type="float" office:value="28174" calcext:value-type="float">
            <text:p>28174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old domain survey</text:p>
          </table:table-cell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88-07-01" calcext:value-type="date">
            <text:p>07/01/88</text:p>
          </table:table-cell>
          <table:table-cell table:formula="of:=[.C10]" office:value-type="float" office:value="33000" calcext:value-type="float">
            <text:p>33000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88-10-01" calcext:value-type="date">
            <text:p>10/01/88</text:p>
          </table:table-cell>
          <table:table-cell table:formula="of:=[.C11]" office:value-type="float" office:value="56000" calcext:value-type="float">
            <text:p>56000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89-01-01" calcext:value-type="date">
            <text:p>01/01/89</text:p>
          </table:table-cell>
          <table:table-cell table:formula="of:=[.C12]" office:value-type="float" office:value="80000" calcext:value-type="float">
            <text:p>80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89-07-01" calcext:value-type="date">
            <text:p>07/01/89</text:p>
          </table:table-cell>
          <table:table-cell table:formula="of:=[.C13]" office:value-type="float" office:value="130000" calcext:value-type="float">
            <text:p>1300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89-10-01" calcext:value-type="date">
            <text:p>10/01/89</text:p>
          </table:table-cell>
          <table:table-cell table:formula="of:=[.C14]" office:value-type="float" office:value="159000" calcext:value-type="float">
            <text:p>159000</text:p>
          </table:table-cell>
          <table:table-cell office:value-type="float" office:value="159000" calcext:value-type="float">
            <text:p>159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0-10-01" calcext:value-type="date">
            <text:p>10/01/90</text:p>
          </table:table-cell>
          <table:table-cell table:formula="of:=[.C15]" office:value-type="float" office:value="313000" calcext:value-type="float">
            <text:p>313000</text:p>
          </table:table-cell>
          <table:table-cell office:value-type="float" office:value="313000" calcext:value-type="float">
            <text:p>313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1-01-01" calcext:value-type="date">
            <text:p>01/01/91</text:p>
          </table:table-cell>
          <table:table-cell table:formula="of:=[.C16]" office:value-type="float" office:value="376000" calcext:value-type="float">
            <text:p>376000</text:p>
          </table:table-cell>
          <table:table-cell office:value-type="float" office:value="376000" calcext:value-type="float">
            <text:p>376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1-07-01" calcext:value-type="date">
            <text:p>07/01/91</text:p>
          </table:table-cell>
          <table:table-cell table:formula="of:=[.C17]" office:value-type="float" office:value="535000" calcext:value-type="float">
            <text:p>535000</text:p>
          </table:table-cell>
          <table:table-cell office:value-type="float" office:value="535000" calcext:value-type="float">
            <text:p>535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1-10-01" calcext:value-type="date">
            <text:p>10/01/91</text:p>
          </table:table-cell>
          <table:table-cell table:formula="of:=[.C18]" office:value-type="float" office:value="617000" calcext:value-type="float">
            <text:p>617000</text:p>
          </table:table-cell>
          <table:table-cell office:value-type="float" office:value="617000" calcext:value-type="float">
            <text:p>617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2-01-01" calcext:value-type="date">
            <text:p>01/01/92</text:p>
          </table:table-cell>
          <table:table-cell table:formula="of:=[.C19]" office:value-type="float" office:value="727000" calcext:value-type="float">
            <text:p>727000</text:p>
          </table:table-cell>
          <table:table-cell office:value-type="float" office:value="727000" calcext:value-type="float">
            <text:p>727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2-04-01" calcext:value-type="date">
            <text:p>04/01/92</text:p>
          </table:table-cell>
          <table:table-cell table:formula="of:=[.C20]" office:value-type="float" office:value="890000" calcext:value-type="float">
            <text:p>890000</text:p>
          </table:table-cell>
          <table:table-cell office:value-type="float" office:value="890000" calcext:value-type="float">
            <text:p>890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2-07-01" calcext:value-type="date">
            <text:p>07/01/92</text:p>
          </table:table-cell>
          <table:table-cell table:formula="of:=[.C21]" office:value-type="float" office:value="992000" calcext:value-type="float">
            <text:p>992000</text:p>
          </table:table-cell>
          <table:table-cell office:value-type="float" office:value="992000" calcext:value-type="float">
            <text:p>992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2-10-01" calcext:value-type="date">
            <text:p>10/01/92</text:p>
          </table:table-cell>
          <table:table-cell table:formula="of:=[.C22]" office:value-type="float" office:value="1136000" calcext:value-type="float">
            <text:p>1136000</text:p>
          </table:table-cell>
          <table:table-cell office:value-type="float" office:value="1136000" calcext:value-type="float">
            <text:p>1136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3-01-01" calcext:value-type="date">
            <text:p>01/01/93</text:p>
          </table:table-cell>
          <table:table-cell table:formula="of:=[.C23]" office:value-type="float" office:value="1313000" calcext:value-type="float">
            <text:p>1313000</text:p>
          </table:table-cell>
          <table:table-cell office:value-type="float" office:value="1313000" calcext:value-type="float">
            <text:p>1313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3-04-01" calcext:value-type="date">
            <text:p>04/01/93</text:p>
          </table:table-cell>
          <table:table-cell table:formula="of:=[.C24]" office:value-type="float" office:value="1486000" calcext:value-type="float">
            <text:p>1486000</text:p>
          </table:table-cell>
          <table:table-cell office:value-type="float" office:value="1486000" calcext:value-type="float">
            <text:p>1486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3-07-01" calcext:value-type="date">
            <text:p>07/01/93</text:p>
          </table:table-cell>
          <table:table-cell table:formula="of:=[.C25]" office:value-type="float" office:value="1776000" calcext:value-type="float">
            <text:p>1776000</text:p>
          </table:table-cell>
          <table:table-cell office:value-type="float" office:value="1776000" calcext:value-type="float">
            <text:p>1776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3-10-01" calcext:value-type="date">
            <text:p>10/01/93</text:p>
          </table:table-cell>
          <table:table-cell table:formula="of:=[.C26]" office:value-type="float" office:value="2056000" calcext:value-type="float">
            <text:p>2056000</text:p>
          </table:table-cell>
          <table:table-cell office:value-type="float" office:value="2056000" calcext:value-type="float">
            <text:p>2056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4-01-01" calcext:value-type="date">
            <text:p>01/01/94</text:p>
          </table:table-cell>
          <table:table-cell table:formula="of:=[.C27]" office:value-type="float" office:value="2217000" calcext:value-type="float">
            <text:p>2217000</text:p>
          </table:table-cell>
          <table:table-cell office:value-type="float" office:value="2217000" calcext:value-type="float">
            <text:p>2217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4-07-01" calcext:value-type="date">
            <text:p>07/01/94</text:p>
          </table:table-cell>
          <table:table-cell table:formula="of:=[.C28]" office:value-type="float" office:value="3212000" calcext:value-type="float">
            <text:p>3212000</text:p>
          </table:table-cell>
          <table:table-cell office:value-type="float" office:value="3212000" calcext:value-type="float">
            <text:p>3212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4-10-01" calcext:value-type="date">
            <text:p>10/01/94</text:p>
          </table:table-cell>
          <table:table-cell table:formula="of:=[.C29]" office:value-type="float" office:value="3864000" calcext:value-type="float">
            <text:p>3864000</text:p>
          </table:table-cell>
          <table:table-cell office:value-type="float" office:value="3864000" calcext:value-type="float">
            <text:p>3864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5-01-01" calcext:value-type="date">
            <text:p>01/01/95</text:p>
          </table:table-cell>
          <table:table-cell table:formula="of:=[.D30]" office:value-type="float" office:value="5846000" calcext:value-type="float">
            <text:p>5846000</text:p>
          </table:table-cell>
          <table:table-cell office:value-type="float" office:value="4852000" calcext:value-type="float">
            <text:p>4852000</text:p>
          </table:table-cell>
          <table:table-cell office:value-type="float" office:value="5846000" calcext:value-type="float">
            <text:p>5846000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5-07-01" calcext:value-type="date">
            <text:p>07/01/95</text:p>
          </table:table-cell>
          <table:table-cell table:formula="of:=[.D31]" office:value-type="float" office:value="8200000" calcext:value-type="float">
            <text:p>8200000</text:p>
          </table:table-cell>
          <table:table-cell office:value-type="float" office:value="6642000" calcext:value-type="float">
            <text:p>6642000</text:p>
          </table:table-cell>
          <table:table-cell office:value-type="float" office:value="8200000" calcext:value-type="float">
            <text:p>8200000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6-01-01" calcext:value-type="date">
            <text:p>01/01/96</text:p>
          </table:table-cell>
          <table:table-cell table:formula="of:=[.D32]" office:value-type="float" office:value="14352000" calcext:value-type="float">
            <text:p>14352000</text:p>
          </table:table-cell>
          <table:table-cell office:value-type="float" office:value="9472000" calcext:value-type="float">
            <text:p>9472000</text:p>
          </table:table-cell>
          <table:table-cell office:value-type="float" office:value="14352000" calcext:value-type="float">
            <text:p>14352000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6-07-01" calcext:value-type="date">
            <text:p>07/01/96</text:p>
          </table:table-cell>
          <table:table-cell table:formula="of:=[.D33]" office:value-type="float" office:value="16729000" calcext:value-type="float">
            <text:p>16729000</text:p>
          </table:table-cell>
          <table:table-cell office:value-type="float" office:value="12881000" calcext:value-type="float">
            <text:p>12881000</text:p>
          </table:table-cell>
          <table:table-cell office:value-type="float" office:value="16729000" calcext:value-type="float">
            <text:p>16729000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7-01-01" calcext:value-type="date">
            <text:p>01/01/97</text:p>
          </table:table-cell>
          <table:table-cell table:formula="of:=[.D34]" office:value-type="float" office:value="21819000" calcext:value-type="float">
            <text:p>21819000</text:p>
          </table:table-cell>
          <table:table-cell office:value-type="float" office:value="16146000" calcext:value-type="float">
            <text:p>16146000</text:p>
          </table:table-cell>
          <table:table-cell office:value-type="float" office:value="21819000" calcext:value-type="float">
            <text:p>21819000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7-07-01" calcext:value-type="date">
            <text:p>07/01/97</text:p>
          </table:table-cell>
          <table:table-cell table:formula="of:=[.D35]" office:value-type="float" office:value="26053000" calcext:value-type="float">
            <text:p>26053000</text:p>
          </table:table-cell>
          <table:table-cell office:value-type="float" office:value="19540000" calcext:value-type="float">
            <text:p>19540000</text:p>
          </table:table-cell>
          <table:table-cell office:value-type="float" office:value="26053000" calcext:value-type="float">
            <text:p>26053000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1">
          <table:table-cell office:value-type="date" office:date-value="1998-01-01" calcext:value-type="date">
            <text:p>01/01/98</text:p>
          </table:table-cell>
          <table:table-cell table:formula="of:=[.C36]" office:value-type="float" office:value="29670000" calcext:value-type="float">
            <text:p>29670000</text:p>
          </table:table-cell>
          <table:table-cell office:value-type="float" office:value="29670000" calcext:value-type="float">
            <text:p>29670000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new domain survey</text:p>
          </table:table-cell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8-07-01" calcext:value-type="date">
            <text:p>07/01/98</text:p>
          </table:table-cell>
          <table:table-cell table:formula="of:=[.C37]" office:value-type="float" office:value="36739000" calcext:value-type="float">
            <text:p>36739000</text:p>
          </table:table-cell>
          <table:table-cell office:value-type="float" office:value="36739000" calcext:value-type="float">
            <text:p>36739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9-01-01" calcext:value-type="date">
            <text:p>01/01/99</text:p>
          </table:table-cell>
          <table:table-cell table:formula="of:=[.C38]" office:value-type="float" office:value="43230000" calcext:value-type="float">
            <text:p>43230000</text:p>
          </table:table-cell>
          <table:table-cell office:value-type="float" office:value="43230000" calcext:value-type="float">
            <text:p>43230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1999-07-01" calcext:value-type="date">
            <text:p>07/01/99</text:p>
          </table:table-cell>
          <table:table-cell table:formula="of:=[.C39]" office:value-type="float" office:value="56218000" calcext:value-type="float">
            <text:p>56218000</text:p>
          </table:table-cell>
          <table:table-cell office:value-type="float" office:value="56218000" calcext:value-type="float">
            <text:p>562180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2000-01-01" calcext:value-type="date">
            <text:p>01/01/00</text:p>
          </table:table-cell>
          <table:table-cell table:formula="of:=[.C40]" office:value-type="float" office:value="72398092" calcext:value-type="float">
            <text:p>72398092</text:p>
          </table:table-cell>
          <table:table-cell office:value-type="float" office:value="72398092" calcext:value-type="float">
            <text:p>72398092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2000-07-01" calcext:value-type="date">
            <text:p>07/01/00</text:p>
          </table:table-cell>
          <table:table-cell table:formula="of:=[.C41]" office:value-type="float" office:value="93047785" calcext:value-type="float">
            <text:p>93047785</text:p>
          </table:table-cell>
          <table:table-cell office:value-type="float" office:value="93047785" calcext:value-type="float">
            <text:p>93047785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office:value-type="date" office:date-value="2001-01-01" calcext:value-type="date">
            <text:p>01/01/01</text:p>
          </table:table-cell>
          <table:table-cell table:formula="of:=[.C42]" office:value-type="float" office:value="109574429" calcext:value-type="float">
            <text:p>109574429</text:p>
          </table:table-cell>
          <table:table-cell office:value-type="float" office:value="109574429" calcext:value-type="float">
            <text:p>109574429</text:p>
          </table:table-cell>
          <table:table-cell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https://web.archive.org/web/20010330090639/http://www.isc.org/ds/host-count-history.html</text:p>
          </table:table-cell>
        </table:table-row>
        <table:table-row table:style-name="ro2">
          <table:table-cell table:style-name="ce3" office:value-type="date" office:date-value="2001-07-01" calcext:value-type="date">
            <text:p>2001-07-01</text:p>
          </table:table-cell>
          <table:table-cell table:style-name="Default" office:value-type="float" office:value="125888197" calcext:value-type="float">
            <text:p>125888197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02-01-01" calcext:value-type="date">
            <text:p>2002-01-01</text:p>
          </table:table-cell>
          <table:table-cell table:style-name="Default" office:value-type="float" office:value="147344723" calcext:value-type="float">
            <text:p>147344723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02-07-01" calcext:value-type="date">
            <text:p>2002-07-01</text:p>
          </table:table-cell>
          <table:table-cell table:style-name="Default" office:value-type="float" office:value="162128493" calcext:value-type="float">
            <text:p>162128493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03-01-01" calcext:value-type="date">
            <text:p>2003-01-01</text:p>
          </table:table-cell>
          <table:table-cell table:style-name="Default" office:value-type="float" office:value="171638297" calcext:value-type="float">
            <text:p>171638297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04-01-01" calcext:value-type="date">
            <text:p>2004-01-01</text:p>
          </table:table-cell>
          <table:table-cell table:style-name="Default" office:value-type="float" office:value="233101481" calcext:value-type="float">
            <text:p>233101481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04-07-01" calcext:value-type="date">
            <text:p>2004-07-01</text:p>
          </table:table-cell>
          <table:table-cell table:style-name="Default" office:value-type="float" office:value="285139107" calcext:value-type="float">
            <text:p>285139107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05-01-01" calcext:value-type="date">
            <text:p>2005-01-01</text:p>
          </table:table-cell>
          <table:table-cell table:style-name="Default" office:value-type="float" office:value="317646084" calcext:value-type="float">
            <text:p>317646084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05-07-01" calcext:value-type="date">
            <text:p>2005-07-01</text:p>
          </table:table-cell>
          <table:table-cell table:style-name="Default" office:value-type="float" office:value="353284187" calcext:value-type="float">
            <text:p>353284187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06-01-01" calcext:value-type="date">
            <text:p>2006-01-01</text:p>
          </table:table-cell>
          <table:table-cell table:style-name="Default" office:value-type="float" office:value="394991609" calcext:value-type="float">
            <text:p>394991609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06-07-01" calcext:value-type="date">
            <text:p>2006-07-01</text:p>
          </table:table-cell>
          <table:table-cell table:style-name="Default" office:value-type="float" office:value="439286364" calcext:value-type="float">
            <text:p>439286364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07-01-01" calcext:value-type="date">
            <text:p>2007-01-01</text:p>
          </table:table-cell>
          <table:table-cell table:style-name="Default" office:value-type="float" office:value="433193199" calcext:value-type="float">
            <text:p>433193199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07-07-01" calcext:value-type="date">
            <text:p>2007-07-01</text:p>
          </table:table-cell>
          <table:table-cell table:style-name="Default" office:value-type="float" office:value="489774269" calcext:value-type="float">
            <text:p>489774269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08-01-01" calcext:value-type="date">
            <text:p>2008-01-01</text:p>
          </table:table-cell>
          <table:table-cell table:style-name="Default" office:value-type="float" office:value="541677360" calcext:value-type="float">
            <text:p>541677360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08-07-01" calcext:value-type="date">
            <text:p>2008-07-01</text:p>
          </table:table-cell>
          <table:table-cell table:style-name="Default" office:value-type="float" office:value="570937778" calcext:value-type="float">
            <text:p>570937778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09-01-01" calcext:value-type="date">
            <text:p>2009-01-01</text:p>
          </table:table-cell>
          <table:table-cell table:style-name="Default" office:value-type="float" office:value="625226456" calcext:value-type="float">
            <text:p>625226456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09-07-01" calcext:value-type="date">
            <text:p>2009-07-01</text:p>
          </table:table-cell>
          <table:table-cell table:style-name="Default" office:value-type="float" office:value="681064561" calcext:value-type="float">
            <text:p>681064561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10-01-01" calcext:value-type="date">
            <text:p>2010-01-01</text:p>
          </table:table-cell>
          <table:table-cell table:style-name="Default" office:value-type="float" office:value="732740444" calcext:value-type="float">
            <text:p>732740444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10-07-01" calcext:value-type="date">
            <text:p>2010-07-01</text:p>
          </table:table-cell>
          <table:table-cell table:style-name="Default" office:value-type="float" office:value="768913036" calcext:value-type="float">
            <text:p>768913036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11-01-01" calcext:value-type="date">
            <text:p>2011-01-01</text:p>
          </table:table-cell>
          <table:table-cell table:style-name="Default" office:value-type="float" office:value="818374269" calcext:value-type="float">
            <text:p>818374269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11-07-01" calcext:value-type="date">
            <text:p>2011-07-01</text:p>
          </table:table-cell>
          <table:table-cell table:style-name="Default" office:value-type="float" office:value="849869781" calcext:value-type="float">
            <text:p>849869781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12-01-01" calcext:value-type="date">
            <text:p>2012-01-01</text:p>
          </table:table-cell>
          <table:table-cell table:style-name="Default" office:value-type="float" office:value="888239420" calcext:value-type="float">
            <text:p>888239420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12-07-01" calcext:value-type="date">
            <text:p>2012-07-01</text:p>
          </table:table-cell>
          <table:table-cell table:style-name="Default" office:value-type="float" office:value="908585739" calcext:value-type="float">
            <text:p>908585739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13-01-01" calcext:value-type="date">
            <text:p>2013-01-01</text:p>
          </table:table-cell>
          <table:table-cell table:style-name="Default" office:value-type="float" office:value="963518598" calcext:value-type="float">
            <text:p>963518598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13-07-01" calcext:value-type="date">
            <text:p>2013-07-01</text:p>
          </table:table-cell>
          <table:table-cell table:style-name="Default" office:value-type="float" office:value="996230757" calcext:value-type="float">
            <text:p>996230757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14-01-01" calcext:value-type="date">
            <text:p>2014-01-01</text:p>
          </table:table-cell>
          <table:table-cell table:style-name="Default" office:value-type="float" office:value="1010251829" calcext:value-type="float">
            <text:p>1010251829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  <table:table-row table:style-name="ro2">
          <table:table-cell table:style-name="ce3" office:value-type="date" office:date-value="2014-07-01" calcext:value-type="date">
            <text:p>2014-07-01</text:p>
          </table:table-cell>
          <table:table-cell table:style-name="Default" office:value-type="float" office:value="1028544414" calcext:value-type="float">
            <text:p>1028544414</text:p>
          </table:table-cell>
          <table:table-cell table:style-name="Default" table:number-columns-repeated="3"/>
          <table:table-cell office:value-type="string" calcext:value-type="string">
            <text:p>https://web.archive.org/web/20141027015722/http://ftp.isc.org/www/survey/reports/2014/07/</text:p>
          </table:table-cell>
        </table:table-row>
      </table:table>
      <table:table table:name="Sheet2" table:style-name="ta1">
        <table:shapes>
          <draw:frame draw:z-index="0" draw:style-name="gr1" draw:text-style-name="P1" svg:width="9.1626in" svg:height="4.8071in" svg:x="0.176in" svg:y="0.0528in">
            <draw:object draw:notify-on-update-of-ranges="Sheet1.A2:Sheet1.A68 Sheet1.A2:Sheet1.A68 Sheet1.B2:Sheet1.B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20"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Scarborough</meta:initial-creator>
    <meta:creation-date>2014-10-26T21:38:18.118000000</meta:creation-date>
    <dc:date>2014-10-26T22:25:08.096000000</dc:date>
    <dc:creator>Jim Scarborough</dc:creator>
    <meta:editing-duration>PT20M51S</meta:editing-duration>
    <meta:editing-cycles>2</meta:editing-cycles>
    <meta:generator>LibreOffice/4.3.0.4$Windows_x86 LibreOffice_project/62ad5818884a2fc2e5780dd45466868d41009ec0</meta:generator>
    <meta:document-statistic meta:table-count="2" meta:cell-count="2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date-style style:name="N120"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120">
      <style:chart-properties chart:display-label="true" chart:logarithmic="false" chart:minimum="29587" chart:maximum="41821" chart:interval-major="146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minimum="100" chart:maximum="50000000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plus" chart:symbol-width="0.1cm" chart:symbol-height="0.1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74cm" svg:height="12.211cm" xlink:href=".." xlink:type="simple" chart:class="chart:scatter" chart:column-mapping="0" chart:style-name="ch1">
        <chart:title svg:x="8.604cm" svg:y="0.38cm" chart:style-name="ch2">
          <text:p>Internet Host Count 1981-2014</text:p>
        </chart:title>
        <chart:subtitle svg:x="7.796cm" svg:y="1.403cm" chart:style-name="ch3">
          <text:p>https://github.com/ke4roh/internetHostCount</text:p>
        </chart:subtitle>
        <chart:plot-area chart:style-name="ch4" table:cell-range-address="Sheet1.A2:Sheet1.B68" chart:data-source-has-labels="column" svg:x="1.476cm" svg:y="2.574cm" svg:width="20.868cm" svg:height="8.412cm">
          <chartooo:coordinate-region svg:x="3.897cm" svg:y="2.574cm" svg:width="18.447cm" svg:height="7.765cm"/>
          <chart:axis chart:dimension="x" chart:name="primary-x" chart:style-name="ch5" chartooo:axis-type="auto">
            <chart:title svg:x="11.548cm" svg:y="11.23cm" chart:style-name="ch6">
              <text:p>year</text:p>
            </chart:title>
            <chart:categories table:cell-range-address="Sheet1.A2:Sheet1.A68"/>
          </chart:axis>
          <chart:axis chart:dimension="y" chart:name="primary-y" chart:style-name="ch7">
            <chart:title svg:x="0.451cm" svg:y="7.856cm" chart:style-name="ch8">
              <text:p>count of hosts</text:p>
            </chart:title>
            <chart:grid chart:style-name="ch9" chart:class="major"/>
          </chart:axis>
          <chart:series chart:style-name="ch10" chart:values-cell-range-address="Sheet1.B2:Sheet1.B68" chart:class="chart:scatter">
            <chart:domain table:cell-range-address="Sheet1.A2:Sheet1.A68"/>
            <chart:data-point chart:repeated="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9799">
                <text:p>29800</text:p>
                <draw:g>
                  <svg:desc>Sheet1.A2:Sheet1.A68</svg:desc>
                </draw:g>
              </table:table-cell>
              <table:table-cell office:value-type="float" office:value="29799">
                <text:p>29799</text:p>
                <draw:g>
                  <svg:desc>Sheet1.A2:Sheet1.A68</svg:desc>
                </draw:g>
              </table:table-cell>
              <table:table-cell office:value-type="float" office:value="213">
                <text:p>213</text:p>
                <draw:g>
                  <svg:desc>Sheet1.B2:Sheet1.B68</svg:desc>
                </draw:g>
              </table:table-cell>
            </table:table-row>
            <table:table-row>
              <table:table-cell office:value-type="float" office:value="30072">
                <text:p>30070</text:p>
              </table:table-cell>
              <table:table-cell office:value-type="float" office:value="30072">
                <text:p>300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0529">
                <text:p>30530</text:p>
              </table:table-cell>
              <table:table-cell office:value-type="float" office:value="30529">
                <text:p>3052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30956">
                <text:p>30960</text:p>
              </table:table-cell>
              <table:table-cell office:value-type="float" office:value="30956">
                <text:p>3095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31321">
                <text:p>31320</text:p>
              </table:table-cell>
              <table:table-cell office:value-type="float" office:value="31321">
                <text:p>31321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float" office:value="31444">
                <text:p>31440</text:p>
              </table:table-cell>
              <table:table-cell office:value-type="float" office:value="31444">
                <text:p>31444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float" office:value="31717">
                <text:p>31720</text:p>
              </table:table-cell>
              <table:table-cell office:value-type="float" office:value="31717">
                <text:p>31717</text:p>
              </table:table-cell>
              <table:table-cell office:value-type="float" office:value="5089">
                <text:p>5089</text:p>
              </table:table-cell>
            </table:table-row>
            <table:table-row>
              <table:table-cell office:value-type="float" office:value="32112">
                <text:p>32110</text:p>
              </table:table-cell>
              <table:table-cell office:value-type="float" office:value="32112">
                <text:p>32112</text:p>
              </table:table-cell>
              <table:table-cell office:value-type="float" office:value="28174">
                <text:p>28174</text:p>
              </table:table-cell>
            </table:table-row>
            <table:table-row>
              <table:table-cell office:value-type="float" office:value="32325">
                <text:p>32330</text:p>
              </table:table-cell>
              <table:table-cell office:value-type="float" office:value="32325">
                <text:p>32325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float" office:value="32417">
                <text:p>32420</text:p>
              </table:table-cell>
              <table:table-cell office:value-type="float" office:value="32417">
                <text:p>32417</text:p>
              </table:table-cell>
              <table:table-cell office:value-type="float" office:value="56000">
                <text:p>56000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32509">
                <text:p>32509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float" office:value="32690">
                <text:p>32690</text:p>
              </table:table-cell>
              <table:table-cell office:value-type="float" office:value="32690">
                <text:p>3269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float" office:value="32782">
                <text:p>32780</text:p>
              </table:table-cell>
              <table:table-cell office:value-type="float" office:value="32782">
                <text:p>32782</text:p>
              </table:table-cell>
              <table:table-cell office:value-type="float" office:value="159000">
                <text:p>159000</text:p>
              </table:table-cell>
            </table:table-row>
            <table:table-row>
              <table:table-cell office:value-type="float" office:value="33147">
                <text:p>33150</text:p>
              </table:table-cell>
              <table:table-cell office:value-type="float" office:value="33147">
                <text:p>33147</text:p>
              </table:table-cell>
              <table:table-cell office:value-type="float" office:value="313000">
                <text:p>313000</text:p>
              </table:table-cell>
            </table:table-row>
            <table:table-row>
              <table:table-cell office:value-type="float" office:value="33239">
                <text:p>33240</text:p>
              </table:table-cell>
              <table:table-cell office:value-type="float" office:value="33239">
                <text:p>33239</text:p>
              </table:table-cell>
              <table:table-cell office:value-type="float" office:value="376000">
                <text:p>376000</text:p>
              </table:table-cell>
            </table:table-row>
            <table:table-row>
              <table:table-cell office:value-type="float" office:value="33420">
                <text:p>33420</text:p>
              </table:table-cell>
              <table:table-cell office:value-type="float" office:value="33420">
                <text:p>33420</text:p>
              </table:table-cell>
              <table:table-cell office:value-type="float" office:value="535000">
                <text:p>535000</text:p>
              </table:table-cell>
            </table:table-row>
            <table:table-row>
              <table:table-cell office:value-type="float" office:value="33512">
                <text:p>33510</text:p>
              </table:table-cell>
              <table:table-cell office:value-type="float" office:value="33512">
                <text:p>33512</text:p>
              </table:table-cell>
              <table:table-cell office:value-type="float" office:value="617000">
                <text:p>617000</text:p>
              </table:table-cell>
            </table:table-row>
            <table:table-row>
              <table:table-cell office:value-type="float" office:value="33604">
                <text:p>33600</text:p>
              </table:table-cell>
              <table:table-cell office:value-type="float" office:value="33604">
                <text:p>33604</text:p>
              </table:table-cell>
              <table:table-cell office:value-type="float" office:value="727000">
                <text:p>727000</text:p>
              </table:table-cell>
            </table:table-row>
            <table:table-row>
              <table:table-cell office:value-type="float" office:value="33695">
                <text:p>33700</text:p>
              </table:table-cell>
              <table:table-cell office:value-type="float" office:value="33695">
                <text:p>33695</text:p>
              </table:table-cell>
              <table:table-cell office:value-type="float" office:value="890000">
                <text:p>890000</text:p>
              </table:table-cell>
            </table:table-row>
            <table:table-row>
              <table:table-cell office:value-type="float" office:value="33786">
                <text:p>33790</text:p>
              </table:table-cell>
              <table:table-cell office:value-type="float" office:value="33786">
                <text:p>33786</text:p>
              </table:table-cell>
              <table:table-cell office:value-type="float" office:value="992000">
                <text:p>992000</text:p>
              </table:table-cell>
            </table:table-row>
            <table:table-row>
              <table:table-cell office:value-type="float" office:value="33878">
                <text:p>33880</text:p>
              </table:table-cell>
              <table:table-cell office:value-type="float" office:value="33878">
                <text:p>33878</text:p>
              </table:table-cell>
              <table:table-cell office:value-type="float" office:value="1136000">
                <text:p>1136000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33970">
                <text:p>33970</text:p>
              </table:table-cell>
              <table:table-cell office:value-type="float" office:value="1313000">
                <text:p>1313000</text:p>
              </table:table-cell>
            </table:table-row>
            <table:table-row>
              <table:table-cell office:value-type="float" office:value="34060">
                <text:p>34060</text:p>
              </table:table-cell>
              <table:table-cell office:value-type="float" office:value="34060">
                <text:p>34060</text:p>
              </table:table-cell>
              <table:table-cell office:value-type="float" office:value="1486000">
                <text:p>1486000</text:p>
              </table:table-cell>
            </table:table-row>
            <table:table-row>
              <table:table-cell office:value-type="float" office:value="34151">
                <text:p>34150</text:p>
              </table:table-cell>
              <table:table-cell office:value-type="float" office:value="34151">
                <text:p>34151</text:p>
              </table:table-cell>
              <table:table-cell office:value-type="float" office:value="1776000">
                <text:p>1776000</text:p>
              </table:table-cell>
            </table:table-row>
            <table:table-row>
              <table:table-cell office:value-type="float" office:value="34243">
                <text:p>34240</text:p>
              </table:table-cell>
              <table:table-cell office:value-type="float" office:value="34243">
                <text:p>34243</text:p>
              </table:table-cell>
              <table:table-cell office:value-type="float" office:value="2056000">
                <text:p>2056000</text:p>
              </table:table-cell>
            </table:table-row>
            <table:table-row>
              <table:table-cell office:value-type="float" office:value="34335">
                <text:p>34340</text:p>
              </table:table-cell>
              <table:table-cell office:value-type="float" office:value="34335">
                <text:p>34335</text:p>
              </table:table-cell>
              <table:table-cell office:value-type="float" office:value="2217000">
                <text:p>2217000</text:p>
              </table:table-cell>
            </table:table-row>
            <table:table-row>
              <table:table-cell office:value-type="float" office:value="34516">
                <text:p>34520</text:p>
              </table:table-cell>
              <table:table-cell office:value-type="float" office:value="34516">
                <text:p>34516</text:p>
              </table:table-cell>
              <table:table-cell office:value-type="float" office:value="3212000">
                <text:p>3212000</text:p>
              </table:table-cell>
            </table:table-row>
            <table:table-row>
              <table:table-cell office:value-type="float" office:value="34608">
                <text:p>34610</text:p>
              </table:table-cell>
              <table:table-cell office:value-type="float" office:value="34608">
                <text:p>34608</text:p>
              </table:table-cell>
              <table:table-cell office:value-type="float" office:value="3864000">
                <text:p>3864000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34700">
                <text:p>34700</text:p>
              </table:table-cell>
              <table:table-cell office:value-type="float" office:value="5846000">
                <text:p>5846000</text:p>
              </table:table-cell>
            </table:table-row>
            <table:table-row>
              <table:table-cell office:value-type="float" office:value="34881">
                <text:p>34880</text:p>
              </table:table-cell>
              <table:table-cell office:value-type="float" office:value="34881">
                <text:p>34881</text:p>
              </table:table-cell>
              <table:table-cell office:value-type="float" office:value="8200000">
                <text:p>8200000</text:p>
              </table:table-cell>
            </table:table-row>
            <table:table-row>
              <table:table-cell office:value-type="float" office:value="35065">
                <text:p>35070</text:p>
              </table:table-cell>
              <table:table-cell office:value-type="float" office:value="35065">
                <text:p>35065</text:p>
              </table:table-cell>
              <table:table-cell office:value-type="float" office:value="14352000">
                <text:p>14352000</text:p>
              </table:table-cell>
            </table:table-row>
            <table:table-row>
              <table:table-cell office:value-type="float" office:value="35247">
                <text:p>35250</text:p>
              </table:table-cell>
              <table:table-cell office:value-type="float" office:value="35247">
                <text:p>35247</text:p>
              </table:table-cell>
              <table:table-cell office:value-type="float" office:value="16729000">
                <text:p>16729000</text:p>
              </table:table-cell>
            </table:table-row>
            <table:table-row>
              <table:table-cell office:value-type="float" office:value="35431">
                <text:p>35430</text:p>
              </table:table-cell>
              <table:table-cell office:value-type="float" office:value="35431">
                <text:p>35431</text:p>
              </table:table-cell>
              <table:table-cell office:value-type="float" office:value="21819000">
                <text:p>21819000</text:p>
              </table:table-cell>
            </table:table-row>
            <table:table-row>
              <table:table-cell office:value-type="float" office:value="35612">
                <text:p>35610</text:p>
              </table:table-cell>
              <table:table-cell office:value-type="float" office:value="35612">
                <text:p>35612</text:p>
              </table:table-cell>
              <table:table-cell office:value-type="float" office:value="26053000">
                <text:p>26053000</text:p>
              </table:table-cell>
            </table:table-row>
            <table:table-row>
              <table:table-cell office:value-type="float" office:value="35796">
                <text:p>35800</text:p>
              </table:table-cell>
              <table:table-cell office:value-type="float" office:value="35796">
                <text:p>35796</text:p>
              </table:table-cell>
              <table:table-cell office:value-type="float" office:value="29670000">
                <text:p>29670000</text:p>
              </table:table-cell>
            </table:table-row>
            <table:table-row>
              <table:table-cell office:value-type="float" office:value="35977">
                <text:p>35980</text:p>
              </table:table-cell>
              <table:table-cell office:value-type="float" office:value="35977">
                <text:p>35977</text:p>
              </table:table-cell>
              <table:table-cell office:value-type="float" office:value="36739000">
                <text:p>36739000</text:p>
              </table:table-cell>
            </table:table-row>
            <table:table-row>
              <table:table-cell office:value-type="float" office:value="36161">
                <text:p>36160</text:p>
              </table:table-cell>
              <table:table-cell office:value-type="float" office:value="36161">
                <text:p>36161</text:p>
              </table:table-cell>
              <table:table-cell office:value-type="float" office:value="43230000">
                <text:p>43230000</text:p>
              </table:table-cell>
            </table:table-row>
            <table:table-row>
              <table:table-cell office:value-type="float" office:value="36342">
                <text:p>36340</text:p>
              </table:table-cell>
              <table:table-cell office:value-type="float" office:value="36342">
                <text:p>36342</text:p>
              </table:table-cell>
              <table:table-cell office:value-type="float" office:value="56218000">
                <text:p>56218000</text:p>
              </table:table-cell>
            </table:table-row>
            <table:table-row>
              <table:table-cell office:value-type="float" office:value="36526">
                <text:p>36530</text:p>
              </table:table-cell>
              <table:table-cell office:value-type="float" office:value="36526">
                <text:p>36526</text:p>
              </table:table-cell>
              <table:table-cell office:value-type="float" office:value="72398092">
                <text:p>72398092</text:p>
              </table:table-cell>
            </table:table-row>
            <table:table-row>
              <table:table-cell office:value-type="float" office:value="36708">
                <text:p>36710</text:p>
              </table:table-cell>
              <table:table-cell office:value-type="float" office:value="36708">
                <text:p>36708</text:p>
              </table:table-cell>
              <table:table-cell office:value-type="float" office:value="93047785">
                <text:p>93047785</text:p>
              </table:table-cell>
            </table:table-row>
            <table:table-row>
              <table:table-cell office:value-type="float" office:value="36892">
                <text:p>36890</text:p>
              </table:table-cell>
              <table:table-cell office:value-type="float" office:value="36892">
                <text:p>36892</text:p>
              </table:table-cell>
              <table:table-cell office:value-type="float" office:value="109574429">
                <text:p>109574429</text:p>
              </table:table-cell>
            </table:table-row>
            <table:table-row>
              <table:table-cell office:value-type="float" office:value="37073">
                <text:p>37070</text:p>
              </table:table-cell>
              <table:table-cell office:value-type="float" office:value="37073">
                <text:p>37073</text:p>
              </table:table-cell>
              <table:table-cell office:value-type="float" office:value="125888197">
                <text:p>125888197</text:p>
              </table:table-cell>
            </table:table-row>
            <table:table-row>
              <table:table-cell office:value-type="float" office:value="37257">
                <text:p>37260</text:p>
              </table:table-cell>
              <table:table-cell office:value-type="float" office:value="37257">
                <text:p>37257</text:p>
              </table:table-cell>
              <table:table-cell office:value-type="float" office:value="147344723">
                <text:p>147344723</text:p>
              </table:table-cell>
            </table:table-row>
            <table:table-row>
              <table:table-cell office:value-type="float" office:value="37438">
                <text:p>37440</text:p>
              </table:table-cell>
              <table:table-cell office:value-type="float" office:value="37438">
                <text:p>37438</text:p>
              </table:table-cell>
              <table:table-cell office:value-type="float" office:value="162128493">
                <text:p>162128493</text:p>
              </table:table-cell>
            </table:table-row>
            <table:table-row>
              <table:table-cell office:value-type="float" office:value="37622">
                <text:p>37620</text:p>
              </table:table-cell>
              <table:table-cell office:value-type="float" office:value="37622">
                <text:p>37622</text:p>
              </table:table-cell>
              <table:table-cell office:value-type="float" office:value="171638297">
                <text:p>171638297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37987">
                <text:p>37987</text:p>
              </table:table-cell>
              <table:table-cell office:value-type="float" office:value="233101481">
                <text:p>233101481</text:p>
              </table:table-cell>
            </table:table-row>
            <table:table-row>
              <table:table-cell office:value-type="float" office:value="38169">
                <text:p>38170</text:p>
              </table:table-cell>
              <table:table-cell office:value-type="float" office:value="38169">
                <text:p>38169</text:p>
              </table:table-cell>
              <table:table-cell office:value-type="float" office:value="285139107">
                <text:p>285139107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38353">
                <text:p>38353</text:p>
              </table:table-cell>
              <table:table-cell office:value-type="float" office:value="317646084">
                <text:p>317646084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38534">
                <text:p>38534</text:p>
              </table:table-cell>
              <table:table-cell office:value-type="float" office:value="353284187">
                <text:p>353284187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38718">
                <text:p>38718</text:p>
              </table:table-cell>
              <table:table-cell office:value-type="float" office:value="394991609">
                <text:p>394991609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38899">
                <text:p>38899</text:p>
              </table:table-cell>
              <table:table-cell office:value-type="float" office:value="439286364">
                <text:p>439286364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39083">
                <text:p>39083</text:p>
              </table:table-cell>
              <table:table-cell office:value-type="float" office:value="433193199">
                <text:p>433193199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39264">
                <text:p>39264</text:p>
              </table:table-cell>
              <table:table-cell office:value-type="float" office:value="489774269">
                <text:p>489774269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39448">
                <text:p>39448</text:p>
              </table:table-cell>
              <table:table-cell office:value-type="float" office:value="541677360">
                <text:p>541677360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39630">
                <text:p>39630</text:p>
              </table:table-cell>
              <table:table-cell office:value-type="float" office:value="570937778">
                <text:p>570937778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39814">
                <text:p>39814</text:p>
              </table:table-cell>
              <table:table-cell office:value-type="float" office:value="625226456">
                <text:p>625226456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39995">
                <text:p>39995</text:p>
              </table:table-cell>
              <table:table-cell office:value-type="float" office:value="681064561">
                <text:p>681064561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40179">
                <text:p>40179</text:p>
              </table:table-cell>
              <table:table-cell office:value-type="float" office:value="732740444">
                <text:p>732740444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40360">
                <text:p>40360</text:p>
              </table:table-cell>
              <table:table-cell office:value-type="float" office:value="768913036">
                <text:p>768913036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818374269">
                <text:p>818374269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40725">
                <text:p>40725</text:p>
              </table:table-cell>
              <table:table-cell office:value-type="float" office:value="849869781">
                <text:p>849869781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40909">
                <text:p>40909</text:p>
              </table:table-cell>
              <table:table-cell office:value-type="float" office:value="888239420">
                <text:p>888239420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41091">
                <text:p>41091</text:p>
              </table:table-cell>
              <table:table-cell office:value-type="float" office:value="908585739">
                <text:p>908585739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41275">
                <text:p>41275</text:p>
              </table:table-cell>
              <table:table-cell office:value-type="float" office:value="963518598">
                <text:p>963518598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41456">
                <text:p>41456</text:p>
              </table:table-cell>
              <table:table-cell office:value-type="float" office:value="996230757">
                <text:p>99623075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1640">
                <text:p>41640</text:p>
              </table:table-cell>
              <table:table-cell office:value-type="float" office:value="1010251829">
                <text:p>1010251829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41821">
                <text:p>41821</text:p>
              </table:table-cell>
              <table:table-cell office:value-type="float" office:value="1028544414">
                <text:p>1028544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